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language="de" fo:country="DE"/>
    </style:style>
    <style:style style:name="P2" style:parent-style-name="Normal" style:family="paragraph">
      <style:paragraph-properties fo:text-align="center"/>
      <style:text-properties fo:language="de" fo:country="DE"/>
    </style:style>
    <style:style style:name="P3" style:parent-style-name="ListParagraph" style:list-style-name="LFO1" style:family="paragraph">
      <style:text-properties fo:language="de" fo:country="DE"/>
    </style:style>
    <style:style style:name="P4" style:parent-style-name="ListParagraph" style:list-style-name="LFO1" style:family="paragraph">
      <style:text-properties fo:language="de" fo:country="DE"/>
    </style:style>
    <style:style style:name="P5" style:parent-style-name="ListParagraph" style:list-style-name="LFO1" style:family="paragraph">
      <style:text-properties fo:language="de" fo:country="DE"/>
    </style:style>
    <style:style style:name="P6" style:parent-style-name="ListParagraph" style:list-style-name="LFO1" style:family="paragraph">
      <style:text-properties fo:language="de" fo:country="DE"/>
    </style:style>
    <style:style style:name="P7" style:parent-style-name="ListParagraph" style:list-style-name="LFO1" style:family="paragraph">
      <style:text-properties fo:language="de" fo:country="DE"/>
    </style:style>
    <style:style style:name="P8" style:parent-style-name="ListParagraph" style:list-style-name="LFO1" style:family="paragraph">
      <style:text-properties fo:language="de" fo:country="DE"/>
    </style:style>
    <style:style style:name="P9" style:parent-style-name="Normal" style:family="paragraph">
      <style:text-properties fo:language="de" fo:country="DE"/>
    </style:style>
    <style:style style:name="P10" style:parent-style-name="Normal" style:family="paragraph">
      <style:text-properties fo:language="de" fo:country="DE"/>
    </style:style>
    <style:style style:name="P11" style:parent-style-name="Normal" style:family="paragraph">
      <style:text-properties fo:language="de" fo:country="DE"/>
    </style:style>
    <style:style style:name="P12" style:parent-style-name="Normal" style:family="paragraph">
      <style:text-properties fo:language="de" fo:country="DE"/>
    </style:style>
    <style:style style:name="P13" style:parent-style-name="Normal" style:family="paragraph">
      <style:paragraph-properties fo:text-align="center"/>
      <style:text-properties fo:language="de" fo:country="DE"/>
    </style:style>
    <style:style style:name="P14" style:parent-style-name="Normal" style:family="paragraph">
      <style:paragraph-properties fo:text-align="center"/>
      <style:text-properties fo:font-size="12pt" style:font-size-asian="12pt" style:font-size-complex="12pt" fo:language="de" fo:country="DE"/>
    </style:style>
    <style:style style:name="P15" style:parent-style-name="ListParagraph" style:list-style-name="LFO2" style:family="paragraph">
      <style:text-properties fo:language="de" fo:country="DE"/>
    </style:style>
    <style:style style:name="P16" style:parent-style-name="ListParagraph" style:list-style-name="LFO2" style:family="paragraph">
      <style:text-properties fo:language="de" fo:country="DE"/>
    </style:style>
    <style:style style:name="P17" style:parent-style-name="ListParagraph" style:list-style-name="LFO2" style:family="paragraph">
      <style:text-properties fo:language="de" fo:country="DE"/>
    </style:style>
    <style:style style:name="P18" style:parent-style-name="ListParagraph" style:list-style-name="LFO2" style:family="paragraph">
      <style:text-properties fo:language="de" fo:country="DE"/>
    </style:style>
    <style:style style:name="P19" style:parent-style-name="ListParagraph" style:list-style-name="LFO2" style:family="paragraph">
      <style:text-properties fo:language="de" fo:country="DE"/>
    </style:style>
    <style:style style:name="P20" style:parent-style-name="ListParagraph" style:list-style-name="LFO2" style:family="paragraph">
      <style:text-properties fo:language="de" fo:country="DE"/>
    </style:style>
    <style:style style:name="P21" style:parent-style-name="ListParagraph" style:list-style-name="LFO2" style:family="paragraph">
      <style:text-properties fo:language="de" fo:country="DE"/>
    </style:style>
    <style:style style:name="P22" style:parent-style-name="ListParagraph" style:list-style-name="LFO2" style:family="paragraph"/>
    <style:style style:name="T23" style:parent-style-name="DefaultParagraphFont" style:family="text">
      <style:text-properties fo:language="de" fo:country="DE"/>
    </style:style>
    <style:style style:name="T24" style:parent-style-name="DefaultParagraphFont" style:family="text">
      <style:text-properties fo:language="de" fo:country="DE"/>
    </style:style>
    <style:style style:name="T25" style:parent-style-name="DefaultParagraphFont" style:family="text">
      <style:text-properties fo:language="de" fo:country="DE"/>
    </style:style>
    <style:style style:name="T26" style:parent-style-name="DefaultParagraphFont" style:family="text">
      <style:text-properties style:font-name="Wingdings" style:font-name-asian="Wingdings" style:font-name-complex="Wingdings" fo:language="de" fo:country="DE"/>
    </style:style>
    <style:style style:name="T27" style:parent-style-name="DefaultParagraphFont" style:family="text">
      <style:text-properties fo:language="de" fo:country="DE"/>
    </style:style>
    <style:style style:name="T28" style:parent-style-name="DefaultParagraphFont" style:family="text">
      <style:text-properties fo:language="de" fo:country="DE"/>
    </style:style>
    <style:style style:name="T29" style:parent-style-name="DefaultParagraphFont" style:family="text">
      <style:text-properties fo:language="de" fo:country="DE"/>
    </style:style>
    <style:style style:name="P30" style:parent-style-name="ListParagraph" style:list-style-name="LFO2" style:family="paragraph">
      <style:text-properties fo:language="de" fo:country="DE"/>
    </style:style>
    <style:style style:name="P31" style:parent-style-name="ListParagraph" style:list-style-name="LFO2" style:family="paragraph">
      <style:text-properties fo:language="de" fo:country="DE"/>
    </style:style>
    <style:style style:name="P32" style:parent-style-name="ListParagraph" style:family="paragraph">
      <style:paragraph-properties fo:margin-left="1in">
        <style:tab-stops/>
      </style:paragraph-properties>
      <style:text-properties fo:language="de" fo:country="DE"/>
    </style:style>
    <style:style style:name="P33" style:parent-style-name="ListParagraph" style:list-style-name="LFO2" style:family="paragraph">
      <style:text-properties fo:language="de" fo:country="DE"/>
    </style:style>
    <style:style style:name="P34" style:parent-style-name="ListParagraph" style:list-style-name="LFO2" style:family="paragraph"/>
    <style:style style:name="T35" style:parent-style-name="DefaultParagraphFont" style:family="text">
      <style:text-properties fo:language="de" fo:country="DE"/>
    </style:style>
    <style:style style:name="T36" style:parent-style-name="DefaultParagraphFont" style:family="text">
      <style:text-properties fo:language="de" fo:country="DE"/>
    </style:style>
    <style:style style:name="T37" style:parent-style-name="DefaultParagraphFont" style:family="text">
      <style:text-properties fo:font-size="12pt" style:font-size-asian="12pt" style:font-size-complex="12pt" fo:language="de" fo:country="DE"/>
    </style:style>
    <style:style style:name="P38" style:parent-style-name="ListParagraph" style:list-style-name="LFO2" style:family="paragraph">
      <style:text-properties fo:font-size="12pt" style:font-size-asian="12pt" style:font-size-complex="12pt" fo:language="de" fo:country="DE"/>
    </style:style>
    <style:style style:name="P39" style:parent-style-name="ListParagraph" style:list-style-name="LFO2" style:family="paragraph">
      <style:text-properties fo:font-size="12pt" style:font-size-asian="12pt" style:font-size-complex="12pt" fo:language="de" fo:country="DE"/>
    </style:style>
    <style:style style:name="P40" style:parent-style-name="ListParagraph" style:list-style-name="LFO2" style:family="paragraph"/>
    <style:style style:name="T41" style:parent-style-name="DefaultParagraphFont" style:family="text">
      <style:text-properties fo:font-size="12pt" style:font-size-asian="12pt" style:font-size-complex="12pt" fo:language="de" fo:country="DE"/>
    </style:style>
    <style:style style:name="T42" style:parent-style-name="DefaultParagraphFont" style:family="text">
      <style:text-properties fo:font-size="12pt" style:font-size-asian="12pt" style:font-size-complex="12pt" fo:language="de" fo:country="DE"/>
    </style:style>
    <style:style style:name="T43" style:parent-style-name="DefaultParagraphFont" style:family="text">
      <style:text-properties fo:font-size="12pt" style:font-size-asian="12pt" style:font-size-complex="12pt" fo:language="de" fo:country="DE"/>
    </style:style>
    <style:style style:name="T44" style:parent-style-name="DefaultParagraphFont" style:family="text">
      <style:text-properties style:font-name="Wingdings" style:font-name-asian="Wingdings" style:font-name-complex="Wingdings" fo:font-size="12pt" style:font-size-asian="12pt" style:font-size-complex="12pt" fo:language="de" fo:country="DE"/>
    </style:style>
    <style:style style:name="T45" style:parent-style-name="DefaultParagraphFont" style:family="text">
      <style:text-properties fo:font-size="12pt" style:font-size-asian="12pt" style:font-size-complex="12pt" fo:language="de" fo:country="DE"/>
    </style:style>
    <style:style style:name="T46" style:parent-style-name="DefaultParagraphFont" style:family="text">
      <style:text-properties fo:font-size="12pt" style:font-size-asian="12pt" style:font-size-complex="12pt" fo:language="de" fo:country="DE"/>
    </style:style>
    <style:style style:name="T47" style:parent-style-name="DefaultParagraphFont" style:family="text">
      <style:text-properties style:font-name="Wingdings" style:font-name-asian="Wingdings" style:font-name-complex="Wingdings" fo:font-size="12pt" style:font-size-asian="12pt" style:font-size-complex="12pt" fo:language="de" fo:country="DE"/>
    </style:style>
    <style:style style:name="T48" style:parent-style-name="DefaultParagraphFont" style:family="text">
      <style:text-properties fo:font-size="12pt" style:font-size-asian="12pt" style:font-size-complex="12pt" fo:language="de" fo:country="DE"/>
    </style:style>
    <style:style style:name="T49" style:parent-style-name="DefaultParagraphFont" style:family="text">
      <style:text-properties fo:font-size="12pt" style:font-size-asian="12pt" style:font-size-complex="12pt" fo:language="de" fo:country="DE"/>
    </style:style>
    <style:style style:name="T50" style:parent-style-name="DefaultParagraphFont" style:family="text">
      <style:text-properties style:font-name="Wingdings" style:font-name-asian="Wingdings" style:font-name-complex="Wingdings" fo:font-size="12pt" style:font-size-asian="12pt" style:font-size-complex="12pt" fo:language="de" fo:country="DE"/>
    </style:style>
    <style:style style:name="T51" style:parent-style-name="DefaultParagraphFont" style:family="text">
      <style:text-properties fo:font-size="12pt" style:font-size-asian="12pt" style:font-size-complex="12pt" fo:language="de" fo:country="DE"/>
    </style:style>
    <style:style style:name="T52" style:parent-style-name="DefaultParagraphFont" style:family="text">
      <style:text-properties fo:font-size="12pt" style:font-size-asian="12pt" style:font-size-complex="12pt" fo:language="de" fo:country="DE"/>
    </style:style>
    <style:style style:name="T53" style:parent-style-name="DefaultParagraphFont" style:family="text">
      <style:text-properties fo:font-size="12pt" style:font-size-asian="12pt" style:font-size-complex="12pt" fo:language="de" fo:country="DE"/>
    </style:style>
    <style:style style:name="P54" style:parent-style-name="ListParagraph" style:list-style-name="LFO2" style:family="paragraph"/>
    <style:style style:name="T55" style:parent-style-name="DefaultParagraphFont" style:family="text">
      <style:text-properties fo:font-size="12pt" style:font-size-asian="12pt" style:font-size-complex="12pt" fo:language="de" fo:country="DE"/>
    </style:style>
    <style:style style:name="T56" style:parent-style-name="DefaultParagraphFont" style:family="text">
      <style:text-properties style:font-name="Wingdings" style:font-name-asian="Wingdings" style:font-name-complex="Wingdings" fo:font-size="12pt" style:font-size-asian="12pt" style:font-size-complex="12pt" fo:language="de" fo:country="DE"/>
    </style:style>
    <style:style style:name="T57" style:parent-style-name="DefaultParagraphFont" style:family="text">
      <style:text-properties fo:font-size="12pt" style:font-size-asian="12pt" style:font-size-complex="12pt" fo:language="de" fo:country="DE"/>
    </style:style>
    <style:style style:name="P58" style:parent-style-name="ListParagraph" style:list-style-name="LFO2" style:family="paragraph">
      <style:text-properties fo:font-size="12pt" style:font-size-asian="12pt" style:font-size-complex="12pt" fo:language="de" fo:country="DE"/>
    </style:style>
    <style:style style:name="P59" style:parent-style-name="ListParagraph" style:list-style-name="LFO2" style:family="paragraph">
      <style:text-properties fo:font-size="12pt" style:font-size-asian="12pt" style:font-size-complex="12pt" fo:language="de" fo:country="DE"/>
    </style:style>
    <style:style style:name="P60" style:parent-style-name="ListParagraph" style:list-style-name="LFO2" style:family="paragraph">
      <style:text-properties fo:font-size="12pt" style:font-size-asian="12pt" style:font-size-complex="12pt" fo:language="de" fo:country="DE"/>
    </style:style>
  </office:automatic-styles>
  <office:body>
    <office:text text:use-soft-page-breaks="true">
      <text:p text:style-name="P1">Game Design Ideen</text:p>
      <text:p text:style-name="P2"/>
      <text:list text:style-name="LFO1" text:continue-numbering="true">
        <text:list-item>
          <text:p text:style-name="P3">Ladebildschirm (Anfang nur Name des Spieles)</text:p>
        </text:list-item>
        <text:list-item>
          <text:p text:style-name="P4">Bild im Spiel (Charakter auswählen, Shop, Spielen-Knopf)</text:p>
        </text:list-item>
        <text:list-item>
          <text:p text:style-name="P5">Map (leere Map mit Fässern und Wänden)</text:p>
        </text:list-item>
        <text:list-item>
          <text:p text:style-name="P6">Charakter (selbst designt)</text:p>
        </text:list-item>
        <text:list-item>
          <text:p text:style-name="P7">Gewisse Zeit pro Runde</text:p>
        </text:list-item>
        <text:list-item>
          <text:p text:style-name="P8">First Person Perspektive</text:p>
        </text:list-item>
      </text:list>
      <text:p text:style-name="P9"/>
      <text:p text:style-name="P10"/>
      <text:p text:style-name="P11"/>
      <text:p text:style-name="P12"/>
      <text:p text:style-name="P13">Lösungsideen</text:p>
      <text:p text:style-name="P14"/>
      <text:list text:style-name="LFO2" text:continue-numbering="true">
        <text:list-item>
          <text:p text:style-name="P15">Map erstellen:</text:p>
          <text:list text:continue-numbering="true">
            <text:list-item>
              <text:p text:style-name="P16">ChatGPT Map erstellen</text:p>
            </text:list-item>
          </text:list>
        </text:list-item>
        <text:list-item>
          <text:p text:style-name="P17">Charakter erstellen:</text:p>
          <text:list text:continue-numbering="true">
            <text:list-item>
              <text:p text:style-name="P18">Bild</text:p>
            </text:list-item>
            <text:list-item>
              <text:p text:style-name="P19">Geschwindigkeit</text:p>
            </text:list-item>
            <text:list-item>
              <text:p text:style-name="P20">Anzahl der Leben (Phase 1: alle gleich viel leben)</text:p>
            </text:list-item>
            <text:list-item>
              <text:p text:style-name="P21">Charakter kann schießen</text:p>
            </text:list-item>
            <text:list-item>
              <text:p text:style-name="P22"><text:span text:style-name="T23">Animationen (gehen, schießen</text:span><text:span text:style-name="T24">, getroffen werden</text:span><text:span text:style-name="T25">)</text:span><text:span text:style-name="T26"></text:span><text:span text:style-name="T27"><text:s/></text:span><text:span text:style-name="T28">4</text:span><text:span text:style-name="T29"><text:s/>Bilder</text:span></text:p>
            </text:list-item>
          </text:list>
        </text:list-item>
        <text:list-item>
          <text:p text:style-name="P30">Charakter bewegen:</text:p>
          <text:list text:continue-numbering="true">
            <text:list-item>
              <text:p text:style-name="P31">Bewegung mit verschiedenen Geschwindigkeiten</text:p>
            </text:list-item>
          </text:list>
        </text:list-item>
      </text:list>
      <text:p text:style-name="P32">und in alle Richtungen</text:p>
      <text:list text:style-name="LFO2" text:continue-numbering="true">
        <text:list-item>
          <text:p text:style-name="P33">Hinderniserkennung: Kein weitergehen möglich</text:p>
          <text:list text:continue-numbering="true">
            <text:list-item>
              <text:p text:style-name="P34"><text:span text:style-name="T35">Wanderkennung</text:span><text:span text:style-name="T36"><text:s/></text:span><text:span text:style-name="T37">(Bewegung nicht möglich)</text:span></text:p>
            </text:list-item>
            <text:list-item>
              <text:p text:style-name="P38">Fasserkennung (Bewegung nicht möglich)</text:p>
            </text:list-item>
          </text:list>
        </text:list-item>
        <text:list-item>
          <text:p text:style-name="P39">Schüsse auf Gegner:</text:p>
          <text:list text:continue-numbering="true">
            <text:list-item>
              <text:p text:style-name="P40"><text:span text:style-name="T41">Schussrichtung:<text:s/></text:span><text:span text:style-name="T42">Steuerung mit Tastatur<text:s/></text:span><text:span text:style-name="T43"><text:line-break/></text:span><text:span text:style-name="T44"></text:span><text:span text:style-name="T45"><text:s/>vermutlich mit E(rechts), Q (links)</text:span><text:span text:style-name="T46"><text:line-break/></text:span><text:span text:style-name="T47"></text:span><text:span text:style-name="T48">1. Schritt: Pfeil für Schussrichtung</text:span><text:span text:style-name="T49"><text:line-break/></text:span><text:span text:style-name="T50"></text:span><text:span text:style-name="T51">Schusskegel (Gegner wird<text:s/></text:span><text:span text:style-name="T52">abhängig</text:span><text:span text:style-name="T53"><text:s/>von Entfernung so breit wie der Schusswinkel)</text:span></text:p>
            </text:list-item>
            <text:list-item>
              <text:p text:style-name="P54"><text:span text:style-name="T55">Wenn Schuss in die richtige Richtung geht<text:s/></text:span><text:span text:style-name="T56"></text:span><text:span text:style-name="T57"><text:s/>Gegner verliert Leben</text:span></text:p>
            </text:list-item>
            <text:list-item>
              <text:p text:style-name="P58">Animation: Schuss fliegt ca. 1 Sek. Auf Gegner<text:s/>(1 Sek. Für 200 Pixel)</text:p>
            </text:list-item>
          </text:list>
        </text:list-item>
        <text:list-item>
          <text:p text:style-name="P59">Wie soll man gegeneinander spielen?</text:p>
          <text:list text:continue-numbering="true">
            <text:list-item>
              <text:p text:style-name="P60"/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Wallner Jonathan, 1S1</meta:initial-creator>
    <dc:creator>Wallner Jonathan, 1S1</dc:creator>
    <meta:creation-date>2025-12-13T17:27:00Z</meta:creation-date>
    <dc:date>2025-12-13T17:27:00Z</dc:date>
    <meta:template xlink:href="Normal.dotm" xlink:type="simple"/>
    <meta:editing-cycles>2</meta:editing-cycles>
    <meta:editing-duration>PT0S</meta:editing-duration>
    <meta:document-statistic meta:page-count="1" meta:paragraph-count="2" meta:word-count="145" meta:character-count="1063" meta:row-count="7" meta:non-whitespace-character-count="920"/>
  </office:meta>
</office:document-meta>
</file>